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Standard">
      <style:text-properties officeooo:rsid="000dfcce" officeooo:paragraph-rsid="000dfcce"/>
    </style:style>
    <style:style style:name="P2" style:family="paragraph" style:parent-style-name="Standard">
      <style:text-properties officeooo:rsid="000dfcce" officeooo:paragraph-rsid="0012c39d"/>
    </style:style>
    <style:style style:name="P3" style:family="paragraph" style:parent-style-name="Standard">
      <style:text-properties officeooo:rsid="000dfcce" officeooo:paragraph-rsid="001594b8"/>
    </style:style>
    <style:style style:name="P4" style:family="paragraph" style:parent-style-name="Standard">
      <style:text-properties officeooo:rsid="000dfcce" officeooo:paragraph-rsid="00174655"/>
    </style:style>
    <style:style style:name="P5" style:family="paragraph" style:parent-style-name="Standard">
      <style:text-properties officeooo:rsid="000dfcce" officeooo:paragraph-rsid="001aec6a"/>
    </style:style>
    <style:style style:name="P6" style:family="paragraph" style:parent-style-name="Text_20_body">
      <style:text-properties fo:color="#000000" loext:opacity="100%" fo:letter-spacing="normal" officeooo:rsid="000dfcce" officeooo:paragraph-rsid="000dfcce"/>
    </style:style>
    <style:style style:name="P7" style:family="paragraph" style:parent-style-name="Heading_20_2">
      <style:text-properties fo:color="#000000" loext:opacity="100%" fo:letter-spacing="normal" officeooo:rsid="000dfcce" officeooo:paragraph-rsid="000dfcce"/>
    </style:style>
    <style:style style:name="P8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loext:opacity="100%" style:font-name="Liberation Sans" fo:font-size="12pt" fo:letter-spacing="normal" fo:font-style="normal" fo:font-weight="normal"/>
    </style:style>
    <style:style style:name="P9" style:family="paragraph" style:parent-style-name="Standard">
      <style:text-properties officeooo:paragraph-rsid="001aec6a"/>
    </style:style>
    <style:style style:name="P10" style:family="paragraph" style:parent-style-name="Standard">
      <style:text-properties officeooo:paragraph-rsid="001f0760"/>
    </style:style>
    <style:style style:name="P11" style:family="paragraph" style:parent-style-name="Standard">
      <style:text-properties officeooo:paragraph-rsid="001fdb62"/>
    </style:style>
    <style:style style:name="P12" style:family="paragraph" style:parent-style-name="Standard">
      <style:text-properties officeooo:paragraph-rsid="00218fae"/>
    </style:style>
    <style:style style:name="P13" style:family="paragraph" style:parent-style-name="Standard">
      <style:text-properties officeooo:rsid="0012c39d" officeooo:paragraph-rsid="000dfcce"/>
    </style:style>
    <style:style style:name="P14" style:family="paragraph" style:parent-style-name="Standard">
      <style:text-properties officeooo:rsid="00174655" officeooo:paragraph-rsid="00174655"/>
    </style:style>
    <style:style style:name="P15" style:family="paragraph" style:parent-style-name="Standard">
      <style:text-properties officeooo:paragraph-rsid="00218fae"/>
    </style:style>
    <style:style style:name="P16" style:family="paragraph" style:parent-style-name="Standard">
      <style:text-properties officeooo:rsid="0021fc81" officeooo:paragraph-rsid="0021fc81"/>
    </style:style>
    <style:style style:name="T1" style:family="text">
      <style:text-properties officeooo:rsid="000f6b57"/>
    </style:style>
    <style:style style:name="T2" style:family="text">
      <style:text-properties officeooo:rsid="00102a27"/>
    </style:style>
    <style:style style:name="T3" style:family="text">
      <style:text-properties officeooo:rsid="001594b8"/>
    </style:style>
    <style:style style:name="T4" style:family="text">
      <style:text-properties officeooo:rsid="00174655"/>
    </style:style>
    <style:style style:name="T5" style:family="text">
      <style:text-properties officeooo:rsid="00189b61"/>
    </style:style>
    <style:style style:name="T6" style:family="text">
      <style:text-properties officeooo:rsid="00198ae3"/>
    </style:style>
    <style:style style:name="T7" style:family="text">
      <style:text-properties officeooo:rsid="001aec6a"/>
    </style:style>
    <style:style style:name="T8" style:family="text">
      <style:text-properties officeooo:rsid="001b2188"/>
    </style:style>
    <style:style style:name="T9" style:family="text">
      <style:text-properties officeooo:rsid="001bdeb9"/>
    </style:style>
    <style:style style:name="T10" style:family="text">
      <style:text-properties officeooo:rsid="001db952"/>
    </style:style>
    <style:style style:name="T11" style:family="text">
      <style:text-properties officeooo:rsid="001ef60d"/>
    </style:style>
    <style:style style:name="T12" style:family="text">
      <style:text-properties officeooo:rsid="001f0760"/>
    </style:style>
    <style:style style:name="T13" style:family="text">
      <style:text-properties officeooo:rsid="000dfcce"/>
    </style:style>
    <style:style style:name="T14" style:family="text">
      <style:text-properties officeooo:rsid="001fdb62"/>
    </style:style>
    <style:style style:name="T15" style:family="text">
      <style:text-properties officeooo:rsid="00218f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2"/>
      <text:p text:style-name="P6">--<text:span text:style-name="T1">Unterschied Framework und Library--</text:span></text:p>
      <text:p text:style-name="P8">Bei einer Library ruft der Entwickler innerhalb seines Codes die Klassen und Funktionen der Bibliothek direkt auf. Hingegen ruft das Framework, eine bestimm<text:span text:style-name="T5">t</text:span>e Form der Library, vorgesehene Funktionen wenn nötig selbständig auf. Damit folgt es dem Paradigma „Inversion of Control“.</text:p>
      <text:p text:style-name="P8">→<text:span text:style-name="T2"> Beispiel sfml</text:span></text:p>
      <text:p text:style-name="P8"><text:tab/><text:span text:style-name="T2">Ruft man die Funktion des Frameworks zur erstellung eines Fensters auf, ruft die</text:span></text:p>
      <text:p text:style-name="P8"><text:tab/><text:span text:style-name="T2">Funktion gleichzeitig andere Funktionen des Frameworks auf, die alle zur Erstellung</text:span></text:p>
      <text:p text:style-name="P8"><text:tab/><text:span text:style-name="T2">des Fensters benötigt werden.</text:span></text:p>
      <text:p text:style-name="P1">--<text:span text:style-name="T1">Library--</text:span></text:p>
      <text:p text:style-name="P13">- Statische Bibliothek </text:p>
      <text:p text:style-name="P1"><text:tab/>→<text:span text:style-name="T3"> Enthält kompilierten Quellcode.</text:span></text:p>
      <text:p text:style-name="P2"><text:tab/>→<text:span text:style-name="T3"> Im Quellcode wird durch Header-Dateien dem Linker bekannt gemacht, welche Teile </text:span></text:p>
      <text:p text:style-name="P2"><text:tab/><text:tab/><text:span text:style-name="T3">aus der Bibliothek, dem kompilierten Quellcode hinzu gelinkt werden muss.</text:span></text:p>
      <text:p text:style-name="P3"><text:tab/><text:tab/><text:span text:style-name="T3">Dem Linker muss auch bekannt gemacht werden, wo sich die Bibliothek befindet.</text:span></text:p>
      <text:p text:style-name="P4"/>
      <text:p text:style-name="P14">- Dynamische Bibliothek</text:p>
      <text:p text:style-name="P5">→ <text:span text:style-name="T6">Programmcode wird zur Laufzeit von einem ausführbaren Programm in den RAM <text:tab/><text:tab/><text:tab/>geladen</text:span><text:span text:style-name="T4">.</text:span></text:p>
      <text:p text:style-name="P5"><text:span text:style-name="T4"><text:tab/>→ </text:span><text:span text:style-name="T7">Startet ein Programm, das eine dynamische Bibliothek im Code nutzt, sucht der Linker</text:span></text:p>
      <text:p text:style-name="P5"><text:tab/><text:tab/><text:span text:style-name="T7">nach der Bibliothek, wobei der Name folgende Form hat: liblibraryname.so.</text:span></text:p>
      <text:p text:style-name="P5"><text:tab/><text:tab/>→ <text:span text:style-name="T8">Linker ist Bestandteil des Betriebssystems.</text:span></text:p>
      <text:p text:style-name="P5"><text:tab/><text:tab/>→ <text:span text:style-name="T9">Ist die Bibliothek bereits geladen, nutzt der Linker den Linker-Cache um </text:span></text:p>
      <text:p text:style-name="P5"><text:tab/><text:tab/><text:tab/><text:span text:style-name="T9">dem Programm die Funktionen zur Verfügung zu stellen.</text:span></text:p>
      <text:p text:style-name="P5"/>
      <text:p text:style-name="P5">→ .<text:span text:style-name="T10">so-Dateien (Linux: </text:span><text:span text:style-name="T11">shared object</text:span><text:span text:style-name="T10">) und .dll-Dateien (Windows) sind Bibliotheken die in den <text:tab/>RAM geladen <text:tab/>werden. Dadurch können Funktionen der Bibliothek von anderen <text:tab/>Programmen aufgerufen werden.</text:span></text:p>
      <text:p text:style-name="P5"/>
      <text:p text:style-name="P9"><text:span text:style-name="T13">→ </text:span><text:span text:style-name="T12">Es gibt zusätzliche Dateien:</text:span></text:p>
      <text:p text:style-name="P10"><text:span text:style-name="T13"><text:tab/>→ Symbolic Link (Symlink): </text:span><text:span text:style-name="T12">Verweisen </text:span><text:span text:style-name="T13">auf das tatsächliche gemeinsam genutzte Objekt <text:tab/><text:tab/>(Shared Object). Der Symlink wird normalerweise ohne Versionsnummer oder mit <text:tab/><text:tab/>einer generischen Versionsnummer erstellt, um die Aktualisierung der Bibliothek zu <text:tab/><text:tab/>erleichtern. </text:span></text:p>
      <text:p text:style-name="P10"><text:span text:style-name="T13"><text:tab/><text:tab/>→ </text:span><text:span text:style-name="T12">Beispiel: </text:span><text:span text:style-name="T13">Symlink mit dem Namen libexample.so </text:span><text:span text:style-name="T12">verweist auf </text:span><text:span text:style-name="T13">die tatsächliche <text:tab/><text:tab/><text:tab/>Bibliotheksdatei libexample.so.1.2.3.</text:span></text:p>
      <text:p text:style-name="P10"><text:tab/></text:p>
      <text:p text:style-name="P10">→ <text:span text:style-name="T14">Beispiel: lib.so, lib.h, lib.a</text:span></text:p>
      <text:p text:style-name="P10"/>
      <text:p text:style-name="P11"><text:tab/>→ Header-Datei (lib.h): <text:span text:style-name="T14">E</text:span>nthält Deklarationen von Funktionen, Klassen und anderen <text:tab/><text:tab/><text:tab/>Elementen, die in der dynamischen Bibliothek definiert sind. </text:p>
      <text:p text:style-name="P11"><text:tab/><text:tab/>Sie dient als Schnittstelle zwischen dem Hauptprogramm und der Bibliothek. </text:p>
      <text:p text:style-name="P11"><text:tab/><text:tab/>→ <text:span text:style-name="T14">In </text:span>Hauptprogramm <text:span text:style-name="T14">Inkludieren </text:span>, um die Funktionen und Symbole aus der <text:tab/><text:tab/><text:tab/><text:tab/>Bibliothek zu verwenden.</text:p>
      <text:p text:style-name="P10"/>
      <text:p text:style-name="P10"><text:soft-page-break/><text:tab/>→ Dynamische Bibliothek (lib.so): <text:span text:style-name="T14">E</text:span>nthält die tatsächlichen Implementierungen der <text:tab/><text:tab/><text:tab/>Funktionen und Symbole, die in der Header-Datei deklariert sind. Während der <text:tab/><text:tab/><text:tab/>Laufzeit wird diese Bibliothek geladen und die Funktionen können vo<text:span text:style-name="T14">m</text:span> <text:tab/><text:tab/><text:tab/><text:tab/>Hauptprogramm aufgerufen werden.</text:p>
      <text:p text:style-name="P10"/>
      <text:p text:style-name="P11">→ Statische Bibliothek (lib.a): <text:span text:style-name="T14">E</text:span>nthält kompilierten Code von Funktionen und Symbolen, die in der <text:tab/>Header-Datei deklariert sind. </text:p>
      <text:p text:style-name="P11"><text:tab/>→ <text:span text:style-name="T14">W</text:span>ird zur Kompilierzeit direkt in das Hauptprogramm oder andere Bibliotheken <text:tab/><text:tab/><text:tab/>eingebunden. </text:p>
      <text:p text:style-name="P10"/>
      <text:p text:style-name="P12">→ Header-Dateien <text:span text:style-name="T15">sind </text:span>notwendig, um Funktionen und Symbole aus dynamischen oder statischen <text:tab/>Bibliotheken korrekt zu verwenden. </text:p>
      <text:p text:style-name="P12"><text:tab/>→ Die Header-Datei stellt sicher, dass die Funktionen richtig aufgerufen werden und die <text:tab/><text:tab/>korrekten Argumente haben. </text:p>
      <text:p text:style-name="P12"/>
      <text:p text:style-name="P16">- Linker</text:p>
      <text:p text:style-name="P16">→ Führt Kompilierte Dateien zusammen und verknüpft das Ausführbare Programm mit </text:p>
      <text:p text:style-name="P16"><text:tab/>Dynamischen Bibliotheken.</text:p>
      <text:p text:style-name="P16"/>
      <text:p text:style-name="P16">→ Damit der Linker weiß, wo er die Dynamische Bibliothek findet, mit der er diese mit dem </text:p>
      <text:p text:style-name="P16"><text:tab/>Programm verknüpft, muss ihm der Pfad mitgeteilt werde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04T17:13:03.158692495</meta:creation-date>
    <dc:date>2023-08-20T22:01:12.728500363</dc:date>
    <meta:editing-duration>PT4H19M17S</meta:editing-duration>
    <meta:editing-cycles>23</meta:editing-cycles>
    <meta:generator>LibreOffice/7.4.6.2$Linux_X86_64 LibreOffice_project/40$Build-2</meta:generator>
    <meta:document-statistic meta:table-count="0" meta:image-count="0" meta:object-count="0" meta:page-count="2" meta:paragraph-count="38" meta:word-count="443" meta:character-count="3255" meta:non-whitespace-character-count="2767"/>
  </office:meta>
</office:document-meta>
</file>